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4a1ab" officeooo:paragraph-rsid="0004a1ab"/>
    </style:style>
    <style:style style:name="P2" style:family="paragraph" style:parent-style-name="Standard" style:list-style-name="L1">
      <style:text-properties officeooo:rsid="00057e2d" officeooo:paragraph-rsid="00057e2d"/>
    </style:style>
    <style:style style:name="P3" style:family="paragraph" style:parent-style-name="Standard" style:list-style-name="L1">
      <style:text-properties officeooo:rsid="0006c7e1" officeooo:paragraph-rsid="0006c7e1"/>
    </style:style>
    <style:style style:name="P4" style:family="paragraph" style:parent-style-name="Standard" style:list-style-name="L1">
      <style:text-properties officeooo:rsid="0006f008" officeooo:paragraph-rsid="0006f008"/>
    </style:style>
    <style:style style:name="P5" style:family="paragraph" style:parent-style-name="Standard" style:list-style-name="L1">
      <style:text-properties officeooo:rsid="0007256c" officeooo:paragraph-rsid="0007256c"/>
    </style:style>
    <style:style style:name="P6" style:family="paragraph" style:parent-style-name="Standard" style:list-style-name="L1">
      <style:text-properties officeooo:rsid="000aede3" officeooo:paragraph-rsid="000aede3"/>
    </style:style>
    <style:style style:name="P7" style:family="paragraph" style:parent-style-name="Standard" style:list-style-name="L1">
      <style:text-properties officeooo:rsid="000f6e54" officeooo:paragraph-rsid="000f6e54"/>
    </style:style>
    <style:style style:name="P8" style:family="paragraph" style:parent-style-name="Standard" style:list-style-name="L1">
      <style:text-properties officeooo:rsid="00115bf9" officeooo:paragraph-rsid="00115bf9"/>
    </style:style>
    <style:style style:name="P9" style:family="paragraph" style:parent-style-name="Standard" style:list-style-name="L1">
      <style:text-properties officeooo:rsid="001314f1" officeooo:paragraph-rsid="001314f1"/>
    </style:style>
    <style:style style:name="P10" style:family="paragraph" style:parent-style-name="Standard" style:list-style-name="L1">
      <style:text-properties officeooo:rsid="0013d707" officeooo:paragraph-rsid="0013d707"/>
    </style:style>
    <style:style style:name="P11" style:family="paragraph" style:parent-style-name="Standard" style:list-style-name="L1">
      <style:text-properties officeooo:rsid="0013d707" officeooo:paragraph-rsid="00154851"/>
    </style:style>
    <style:style style:name="P12" style:family="paragraph" style:parent-style-name="Standard" style:list-style-name="L1">
      <style:text-properties officeooo:rsid="00154851" officeooo:paragraph-rsid="00154851"/>
    </style:style>
    <style:style style:name="P13" style:family="paragraph" style:parent-style-name="Standard" style:list-style-name="L1">
      <style:text-properties officeooo:rsid="0016b7b4" officeooo:paragraph-rsid="0016b7b4"/>
    </style:style>
    <style:style style:name="P14" style:family="paragraph" style:parent-style-name="Standard" style:list-style-name="L1">
      <style:text-properties officeooo:rsid="00185462" officeooo:paragraph-rsid="00185462"/>
    </style:style>
    <style:style style:name="P15" style:family="paragraph" style:parent-style-name="Standard" style:list-style-name="L1">
      <style:text-properties officeooo:rsid="0019bf7c" officeooo:paragraph-rsid="0019bf7c"/>
    </style:style>
    <style:style style:name="P16" style:family="paragraph" style:parent-style-name="Standard" style:list-style-name="L1">
      <style:text-properties officeooo:rsid="001ac3ba" officeooo:paragraph-rsid="001ac3ba"/>
    </style:style>
    <style:style style:name="P17" style:family="paragraph" style:parent-style-name="Standard" style:list-style-name="L1">
      <style:text-properties officeooo:rsid="001f6687" officeooo:paragraph-rsid="001f6687"/>
    </style:style>
    <style:style style:name="T1" style:family="text">
      <style:text-properties officeooo:rsid="0006f008"/>
    </style:style>
    <style:style style:name="T2" style:family="text">
      <style:text-properties officeooo:rsid="00083a83"/>
    </style:style>
    <style:style style:name="T3" style:family="text">
      <style:text-properties officeooo:rsid="000bd1da"/>
    </style:style>
    <style:style style:name="T4" style:family="text">
      <style:text-properties officeooo:rsid="0015485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206153593073644233" text:style-name="L1">
        <text:list-item>
          <text:p text:style-name="P1">Rawls is commenting upon “social contract theory”</text:p>
          <text:list>
            <text:list-item>
              <text:p text:style-name="P1">Argue that to figure out what's fair we need to think about what people would agree upon if people had to affirm a particular setup</text:p>
            </text:list-item>
            <text:list-item>
              <text:p text:style-name="P2">Hobbes</text:p>
              <text:list>
                <text:list-item>
                  <text:p text:style-name="P2">Life is nasty, brutish and short outside of society so we enter into society to hide from those aspects</text:p>
                </text:list-item>
                <text:list-item>
                  <text:p text:style-name="P2">The state is supposed to minimize the amount of screwing over</text:p>
                </text:list-item>
              </text:list>
            </text:list-item>
            <text:list-item>
              <text:p text:style-name="P3">Ruseau</text:p>
              <text:list>
                <text:list-item>
                  <text:p text:style-name="P3">We would live in a state of paradise until people started to divide private property</text:p>
                </text:list-item>
                <text:list-item>
                  <text:p text:style-name="P3">Our organization of society should reflect <text:span text:style-name="T1">our inherent goodness</text:span></text:p>
                </text:list-item>
              </text:list>
            </text:list-item>
          </text:list>
        </text:list-item>
        <text:list-item>
          <text:p text:style-name="P4">Rawls wants to convey why we would agree upon the institutions and the way we distribute things</text:p>
          <text:list>
            <text:list-item>
              <text:p text:style-name="P4">We determine an “original position”</text:p>
              <text:list>
                <text:list-item>
                  <text:p text:style-name="P4">A “heuristic device” to establish principles of justice</text:p>
                </text:list-item>
                <text:list-item>
                  <text:p text:style-name="P4">It is hypothetical because we are to imagine that people enter into deciding principles of justice from a disinterested standpoint. See also 516</text:p>
                </text:list-item>
                <text:list-item>
                  <text:p text:style-name="P4">“No one knows his place in society, his class position, or social status” and he is still able to decide that justice represents</text:p>
                </text:list-item>
                <text:list-item>
                  <text:p text:style-name="P4">Nor does one know his or her natural abilities such as intelligence, strength, and appearance.</text:p>
                </text:list-item>
                <text:list-item>
                  <text:p text:style-name="P4">Nor, (added by Shaw) should gender, race, orientation, etc. </text:p>
                </text:list-item>
              </text:list>
            </text:list-item>
            <text:list-item>
              <text:p text:style-name="P4">You would decide what's fair or just regardless of what your position in society</text:p>
              <text:list>
                <text:list-item>
                  <text:p text:style-name="P4">If you talked about principles of economic fairness, you wouldn't know if you were rich or poor, smart or dumb, lucky or unlucky, successful or unsuccessful</text:p>
                </text:list-item>
              </text:list>
            </text:list-item>
            <text:list-item>
              <text:p text:style-name="P4">Example: What is the fairest price for entrance to university</text:p>
              <text:list>
                <text:list-item>
                  <text:p text:style-name="P5">Since we would be disadvantaging the poor, <text:span text:style-name="T2">there should be some system for compromise</text:span></text:p>
                </text:list-item>
                <text:list-item>
                  <text:p text:style-name="P6">It would make <text:span text:style-name="T3">a better world if you didn't saddle people with student debt because they would go where they want</text:span></text:p>
                </text:list-item>
              </text:list>
            </text:list-item>
            <text:list-item>
              <text:p text:style-name="P7">In the hypothetical original position people decide what is “fair” and “just”</text:p>
              <text:list>
                <text:list-item>
                  <text:p text:style-name="P8">Rawls thinks that this will produce principles we would ascent to under conditions that are fair</text:p>
                </text:list-item>
              </text:list>
            </text:list-item>
          </text:list>
        </text:list-item>
        <text:list-item>
          <text:p text:style-name="P9">Rawls is anti-utilitarian</text:p>
          <text:list>
            <text:list-item>
              <text:p text:style-name="P9">Utilitarianism says that in order to spread around the most good we're less likely to take care of the less advantaged (harder to do good for)</text:p>
            </text:list-item>
            <text:list-item>
              <text:p text:style-name="P10">Two principles of justice</text:p>
              <text:list>
                <text:list-item>
                  <text:p text:style-name="P10">Everyone should have access to the most extensive basic liberty compatible with a similar liberty for others</text:p>
                </text:list-item>
                <text:list-item>
                  <text:p text:style-name="P10">Social and economic inequalities are to be arranged so that they are both reasonably expected to be everyone's advantage and attached to positions and offices open to all</text:p>
                  <text:list>
                    <text:list-item>
                      <text:p text:style-name="P10">This means that they're attainable by everyone</text:p>
                    </text:list-item>
                  </text:list>
                </text:list-item>
              </text:list>
            </text:list-item>
            <text:list-item>
              <text:p text:style-name="P11">(<text:span text:style-name="T4">The </text:span>first one more important than the second one)</text:p>
            </text:list-item>
            <text:list-item>
              <text:p text:style-name="P12">Ex: The inequalities are only okay if your rights are upheld</text:p>
            </text:list-item>
            <text:list-item>
              <text:p text:style-name="P13">Richer people will be taxed in such a way to help the less-advantaged</text:p>
            </text:list-item>
            <text:list-item>
              <text:p text:style-name="P14">Can't have a powerful corperation hiring only women (can't be excluded due to race gender etc)</text:p>
            </text:list-item>
            <text:list-item>
              <text:p text:style-name="P14"><text:soft-page-break/>Ableism cannot be part of our culture</text:p>
            </text:list-item>
          </text:list>
        </text:list-item>
        <text:list-item>
          <text:p text:style-name="P15">Is it possible that we are not allowed to keep into consideration the fact that we are not born human? We aren't responsible for that</text:p>
        </text:list-item>
        <text:list-item>
          <text:p text:style-name="P16">Guarantee a basic income?</text:p>
          <text:list>
            <text:list-item>
              <text:p text:style-name="P16">From Rawls' “original position” this is a pretty compelling idea</text:p>
            </text:list-item>
          </text:list>
        </text:list-item>
        <text:list-item>
          <text:p text:style-name="P17">Think about how your biases may colour the way you think about justice as fairnes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4T11:32:07.483535843</meta:creation-date>
    <meta:generator>LibreOffice/4.3.3.2$Linux_X86_64 LibreOffice_project/430m0$Build-2</meta:generator>
    <dc:date>2014-11-04T12:45:16.770808949</dc:date>
    <meta:editing-duration>PT1H12M57S</meta:editing-duration>
    <meta:editing-cycles>27</meta:editing-cycles>
    <meta:document-statistic meta:table-count="0" meta:image-count="0" meta:object-count="0" meta:page-count="2" meta:paragraph-count="37" meta:word-count="533" meta:character-count="2949" meta:non-whitespace-character-count="2489"/>
  </office:meta>
</office:document-meta>
</file>